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8">Img.</text:p>
          </table:table-cell>
          <table:table-cell table:style-name="Tabla1.A1" office:value-type="string">
            <text:p text:style-name="P8">Cod.</text:p>
          </table:table-cell>
          <table:table-cell table:style-name="Tabla1.A1" table:number-columns-spanned="2" office:value-type="string">
            <text:p text:style-name="P8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5"><text:placeholder text:placeholder-type="text">&lt;category.complete_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6-10-25T15:45:45.942628304</dc:date>
    <meta:editing-duration>PT10H31M19S</meta:editing-duration>
    <meta:editing-cycles>166</meta:editing-cycles>
    <meta:generator>LibreOffice/4.2.8.2$Linux_X86_64 LibreOffice_project/420m0$Build-2</meta:generator>
    <meta:document-statistic meta:table-count="1" meta:image-count="0" meta:object-count="0" meta:page-count="1" meta:paragraph-count="36" meta:word-count="108" meta:character-count="1164" meta:non-whitespace-character-count="1092"/>
  </office:meta>
</office:document-meta>
</file>